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GB" style:font-size-asian="12pt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/>
    </style:style>
    <style:style style:name="T3" style:family="text">
      <style:text-properties fo:language="en" fo:country="GB" style:font-name-asian="Times New Roman" style:font-name-complex="Times New Roman" style:language-complex="ar" style:country-complex="SA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T8" style:family="text">
      <style:text-properties fo:language="en" fo:country="GB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3"><draw:frame draw:style-name="fr1" draw:name="Графический объект1" text:anchor-type="as-char" svg:width="0.79cm" svg:height="0.771cm" draw:z-index="0"><draw:image xlink:href="../../odt_eng/images/0075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Absolute value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3"><draw:frame draw:style-name="fr2" draw:name="Графический объект2" text:anchor-type="as-char" svg:width="1.91cm" svg:height="1.51cm" draw:z-index="0"><draw:image xlink:href="../../odt_eng/images/007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</text:span></text:span><text:span text:style-name="Основной_20_шрифт_20_абзаца"><text:span text:style-name="T4"> and implements the calculation of a module for each element of the input vector value:</text:span></text:span></text:p>
            <text:p text:style-name="P5"><text:span text:style-name="Основной_20_шрифт_20_абзаца"><text:span text:style-name="T4"><draw:frame draw:style-name="fr3" draw:name="Object1" text:anchor-type="as-char" svg:width="2.716cm" svg:height="0.6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">,</text:span></text:span></text:p>
            <text:p text:style-name="Text_20_body"><text:span text:style-name="Основной_20_шрифт_20_абзаца"><text:span text:style-name="T8">where</text:span></text:span><text:span text:style-name="Основной_20_шрифт_20_абзаца"><text:span text:style-name="T8"><draw:frame draw:style-name="fr3" draw:name="Объект3" text:anchor-type="as-char" svg:width="2.609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"> </text:span></text:span><text:span text:style-name="Основной_20_шрифт_20_абзаца"><text:span text:style-name="T8">are for i-th elements of input and output vector signals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7">:</text:span></text:span><text:span text:style-name="Основной_20_шрифт_20_абзаца"><text:span text:style-name="T8"> any properties are not required</text:span></text:span><text:span text:style-name="Основной_20_шрифт_20_абзаца"><text:span text:style-name="T2"> for operation of the unit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Абсолютное значение</dc:title>
    <dc:creator>Александр </dc:creator>
    <meta:creation-date>2012-01-25T08:08:00Z</meta:creation-date>
    <dc:date>2012-03-04T20:17:06.64</dc:date>
    <meta:editing-cycles>50</meta:editing-cycles>
    <meta:editing-duration>PT2H1M</meta:editing-duration>
    <meta:document-statistic meta:table-count="1" meta:image-count="2" meta:object-count="2" meta:page-count="1" meta:paragraph-count="9" meta:word-count="48" meta:character-count="281"/>
    <meta:template xlink:type="simple" xlink:actuate="onRequest" xlink:title="" xlink:href="../../odt_eng/0075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enced open="∣" close="∣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y_i(t) = abs{u_i(t)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u_i(t),~y_i(t)</annotation>
  </semantics>
</math>
</file>